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 style:master-page-name="">
      <style:table-properties style:width="5.770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4368in" style:rel-column-width="629*"/>
    </style:style>
    <style:style style:name="Table2.B" style:family="table-column">
      <style:table-column-properties style:column-width="2.3125in" style:rel-column-width="3330*"/>
    </style:style>
    <style:style style:name="Table2.C" style:family="table-column">
      <style:table-column-properties style:column-width="0.125in" style:rel-column-width="180*"/>
    </style:style>
    <style:style style:name="Table2.L" style:family="table-column">
      <style:table-column-properties style:column-width="0.1243in" style:rel-column-width="179*"/>
    </style:style>
    <style:style style:name="Table2.Z" style:family="table-column">
      <style:table-column-properties style:column-width="0.1472in" style:rel-column-width="2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W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C4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2.8847in" style:rel-column-width="32767*"/>
    </style:style>
    <style:style style:name="Table1.B" style:family="table-column">
      <style:table-column-properties style:column-width="2.885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80e17f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264f94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6beb90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a8e6b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300027" officeooo:paragraph-rsid="00300027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6c9c1c" officeooo:paragraph-rsid="006c9c1c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6c9c1c" officeooo:paragraph-rsid="00300027" style:font-size-asian="16pt" style:font-weight-asian="normal" style:font-name-complex="TH SarabunPSK2" style:font-size-complex="16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0d5d2" officeooo:paragraph-rsid="0070d5d2" style:font-size-asian="16pt" style:font-weight-asian="normal" style:font-name-complex="TH SarabunPSK2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2a9d9" officeooo:paragraph-rsid="0072a9d9" style:font-size-asian="16pt" style:font-weight-asian="normal" style:font-name-complex="TH SarabunPSK2" style:font-size-complex="16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2a9d9" officeooo:paragraph-rsid="00757241" style:font-size-asian="16pt" style:font-weight-asian="normal" style:font-name-complex="TH SarabunPSK2" style:font-size-complex="16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dbb9" officeooo:paragraph-rsid="0073dbb9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3ff9f" style:font-size-asian="16pt" style:font-weight-asian="normal" style:font-name-complex="TH SarabunPSK2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57241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5abd4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57241" officeooo:paragraph-rsid="00757241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691de" officeooo:paragraph-rsid="007691de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6beb90" officeooo:paragraph-rsid="006beb90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6ff375" officeooo:paragraph-rsid="003a1d39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a31cd" style:font-size-asian="18pt" style:font-weight-asian="bold" style:font-name-complex="TH SarabunPSK2" style:font-size-complex="18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e296f" style:font-size-asian="18pt" style:font-weight-asian="bold" style:font-name-complex="TH SarabunPSK2" style:font-size-complex="18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1d39" style:font-size-asian="18pt" style:font-weight-asian="bold" style:font-name-complex="TH SarabunPSK2" style:font-size-complex="18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c2fac" style:font-size-asian="18pt" style:font-weight-asian="bold" style:font-name-complex="TH SarabunPSK2" style:font-size-complex="18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67327b" officeooo:paragraph-rsid="002e296f" style:font-size-asian="18pt" style:font-weight-asian="bold" style:font-name-complex="TH SarabunPSK2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H SarabunPSK2" fo:font-size="20pt" fo:font-weight="bold" officeooo:rsid="00264f94" officeooo:paragraph-rsid="00264f94" style:font-size-asian="20pt" style:font-weight-asian="bold" style:font-name-complex="TH SarabunPSK2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officeooo:rsid="00788094" officeooo:paragraph-rsid="00788094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788094" officeooo:paragraph-rsid="0078809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7a152a" officeooo:paragraph-rsid="007a152a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7a152a" officeooo:paragraph-rsid="007a152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font-size="10pt" officeooo:rsid="0080e17f" officeooo:paragraph-rsid="0080e17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a152a" officeooo:paragraph-rsid="007a152a" style:font-size-asian="10.5pt" style:font-size-complex="10.5pt"/>
    </style:style>
    <style:style style:name="P40" style:family="paragraph" style:parent-style-name="Table_20_Contents">
      <style:paragraph-properties fo:text-align="start" style:justify-single-word="false"/>
      <style:text-properties officeooo:rsid="0080e17f" officeooo:paragraph-rsid="0080e17f"/>
    </style:style>
    <style:style style:name="P41" style:family="paragraph" style:parent-style-name="Table_20_Contents">
      <style:paragraph-properties fo:text-align="center" style:justify-single-word="false"/>
      <style:text-properties officeooo:rsid="0080e17f" officeooo:paragraph-rsid="0080e17f"/>
    </style:style>
    <style:style style:name="P4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b416f" style:font-size-asian="18pt" style:font-weight-asian="bold" style:font-name-complex="TH SarabunPSK2" style:font-size-complex="18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3b416f" style:font-size-asian="18pt" style:font-weight-asian="bold" style:font-name-complex="TH SarabunPSK2" style:font-size-complex="18pt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font-name="TH SarabunPSK2" fo:font-size="18pt" style:text-underline-style="none" fo:font-weight="bold" officeooo:rsid="00264f94" officeooo:paragraph-rsid="003b416f" style:font-size-asian="18pt" style:font-weight-asian="bold" style:font-name-complex="TH SarabunPSK2" style:font-size-complex="18pt" style:font-weight-complex="bold"/>
    </style:style>
    <style:style style:name="P46" style:family="paragraph" style:parent-style-name="Heading_20_2">
      <style:paragraph-properties fo:text-align="start" style:justify-single-word="false"/>
      <style:text-properties officeooo:rsid="00788094" officeooo:paragraph-rsid="00788094"/>
    </style:style>
    <style:style style:name="P47" style:family="paragraph" style:parent-style-name="Heading_20_2">
      <style:paragraph-properties fo:line-height="100%" fo:text-align="start" style:justify-single-word="false"/>
      <style:text-properties style:font-name="TH SarabunPSK2" fo:font-size="16pt" fo:font-weight="normal" officeooo:rsid="00788094" officeooo:paragraph-rsid="008b782a" style:font-size-asian="16pt" style:font-weight-asian="normal" style:font-name-complex="TH SarabunPSK2" style:font-size-complex="16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ce181e" style:font-name="TH SarabunPSK" fo:font-size="16pt" fo:language="en" fo:country="AU" fo:background-color="#111111" style:font-size-asian="10.5pt" style:font-name-complex="TH SarabunPSK" style:font-size-complex="16pt" style:language-complex="th" style:country-complex="TH"/>
    </style:style>
    <style:style style:name="P49" style:family="paragraph" style:parent-style-name="Table_20_Contents">
      <style:paragraph-properties fo:text-align="start" style:justify-single-word="false"/>
      <style:text-properties fo:color="#ce181e" fo:background-color="#111111"/>
    </style:style>
    <style:style style:name="P50" style:family="paragraph" style:parent-style-name="Table_20_Contents">
      <style:paragraph-properties fo:text-align="center" style:justify-single-word="false"/>
      <style:text-properties officeooo:rsid="00788094" officeooo:paragraph-rsid="00788094"/>
    </style:style>
    <style:style style:name="P51" style:family="paragraph" style:parent-style-name="Table_20_Contents">
      <style:paragraph-properties fo:text-align="center" style:justify-single-word="false"/>
      <style:text-properties officeooo:rsid="00788094" officeooo:paragraph-rsid="008d44a1"/>
    </style:style>
    <style:style style:name="P52" style:family="paragraph" style:parent-style-name="Table_20_Contents">
      <style:paragraph-properties fo:text-align="start" style:justify-single-word="false"/>
      <style:text-properties officeooo:paragraph-rsid="008b6bd2"/>
    </style:style>
    <style:style style:name="P53" style:family="paragraph" style:parent-style-name="Table_20_Contents">
      <style:paragraph-properties fo:text-align="center" style:justify-single-word="false"/>
      <style:text-properties officeooo:paragraph-rsid="008d44a1"/>
    </style:style>
    <style:style style:name="P54" style:family="paragraph" style:parent-style-name="Table_20_Contents">
      <style:paragraph-properties fo:text-align="start" style:justify-single-word="false"/>
      <style:text-properties officeooo:rsid="008b782a" officeooo:paragraph-rsid="008b782a"/>
    </style:style>
    <style:style style:name="P55" style:family="paragraph">
      <style:text-properties fo:font-size="12pt"/>
    </style:style>
    <style:style style:name="T1" style:family="text">
      <style:text-properties officeooo:rsid="002a31cd"/>
    </style:style>
    <style:style style:name="T2" style:family="text">
      <style:text-properties officeooo:rsid="00381f2a"/>
    </style:style>
    <style:style style:name="T3" style:family="text">
      <style:text-properties officeooo:rsid="003a1d39"/>
    </style:style>
    <style:style style:name="T4" style:family="text">
      <style:text-properties officeooo:rsid="003a8e6b"/>
    </style:style>
    <style:style style:name="T5" style:family="text">
      <style:text-properties officeooo:rsid="003b416f"/>
    </style:style>
    <style:style style:name="T6" style:family="text">
      <style:text-properties officeooo:rsid="003c2fac"/>
    </style:style>
    <style:style style:name="T7" style:family="text">
      <style:text-properties officeooo:rsid="00655bce"/>
    </style:style>
    <style:style style:name="T8" style:family="text">
      <style:text-properties officeooo:rsid="0065eeda"/>
    </style:style>
    <style:style style:name="T9" style:family="text">
      <style:text-properties officeooo:rsid="006892a3"/>
    </style:style>
    <style:style style:name="T10" style:family="text">
      <style:text-properties officeooo:rsid="00694789"/>
    </style:style>
    <style:style style:name="T11" style:family="text">
      <style:text-properties officeooo:rsid="006b6a42"/>
    </style:style>
    <style:style style:name="T12" style:family="text">
      <style:text-properties officeooo:rsid="006beb90"/>
    </style:style>
    <style:style style:name="T13" style:family="text">
      <style:text-properties officeooo:rsid="00718539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67327b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3a1d39" style:font-size-asian="18pt" style:font-weight-asian="bold" style:font-size-complex="18pt" style:font-weight-complex="bold"/>
    </style:style>
    <style:style style:name="T17" style:family="text">
      <style:text-properties officeooo:rsid="007f198f"/>
    </style:style>
    <style:style style:name="T18" style:family="text">
      <style:text-properties officeooo:rsid="00861f18"/>
    </style:style>
    <style:style style:name="T19" style:family="text">
      <style:text-properties officeooo:rsid="00866b2c"/>
    </style:style>
    <style:style style:name="T20" style:family="text">
      <style:text-properties officeooo:rsid="008733cc"/>
    </style:style>
    <style:style style:name="T21" style:family="text">
      <style:text-properties officeooo:rsid="0088b3da"/>
    </style:style>
    <style:style style:name="T22" style:family="text">
      <style:text-properties fo:font-size="16pt" fo:font-weight="normal" officeooo:rsid="00891269" style:font-size-asian="16pt" style:font-weight-asian="normal" style:font-size-complex="16pt" style:font-weight-complex="normal"/>
    </style:style>
    <style:style style:name="T23" style:family="text">
      <style:text-properties fo:font-size="16pt" style:text-underline-style="solid" style:text-underline-width="auto" style:text-underline-color="font-color" fo:font-weight="normal" officeooo:rsid="00891269" style:font-size-asian="16pt" style:font-weight-asian="normal" style:font-size-complex="16pt" style:font-weight-complex="normal"/>
    </style:style>
    <style:style style:name="T24" style:family="text">
      <style:text-properties fo:font-size="16pt" style:text-underline-style="none" fo:font-weight="normal" officeooo:rsid="00891269" style:font-size-asian="16pt" style:font-weight-asian="normal" style:font-size-complex="16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8b6bd2"/>
    </style:style>
    <style:style style:name="T27" style:family="text">
      <style:text-properties officeooo:rsid="00788094"/>
    </style:style>
    <style:style style:name="T28" style:family="text">
      <style:text-properties officeooo:rsid="008d44a1"/>
    </style:style>
    <style:style style:name="gr1" style:family="graphic">
      <style:graphic-properties draw:textarea-horizontal-align="justify" draw:textarea-vertical-align="middle" draw:auto-grow-height="false" fo:min-height="0.0528in" fo:min-width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528in" fo:min-width="0.4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555in" fo:min-width="0.8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528in" fo:min-width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0528in" fo:min-width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บทที่ <text:span text:style-name="T7">1</text:span></text:p>
      <text:p text:style-name="P32">บทนำ</text:p>
      <text:p text:style-name="P31"/>
      <text:p text:style-name="P23"><text:span text:style-name="T8">1</text:span>.1 <text:s text:c="2"/><text:span text:style-name="T8">ที่มาและความสำคัญของปัญหา</text:span></text:p>
      <text:p text:style-name="P2"><text:s text:c="9"/><text:span text:style-name="T11">ปัจจุบันการซื้อสินค้าออนไลน์เริ่มมากขึ้น เพราะความก้าวหน้าทางเทคโนโลยีสมาร์ทโฟ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ต์ผู้ให้บริการ บางครั้งอาจจะต้องค้นหาจากเว็บไซต์หลายๆเว็บ เพื่อเปรียบเทียบราคา ให้ตรงกับความต้องการมากที่สุด</text:span></text:p>
      <text:p text:style-name="P2"><text:s text:c="9"/><text:span text:style-name="T11">ด้วยเหตุนี้ผู้จัดทำได้พัฒนาแอพพลิเคชั่นสินค้าลดราคา ซึ่งทำให้ผู้ใช้งานเลือกดูสินค้าที่ลดราคาจากเว็บไซต์ต่างๆที่ทางระบบได้กำหนดไว้ ทำให้ทราบถึงสินค้าแต่ละเว็บไซต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มาก</text:span></text:p>
      <text:p text:style-name="P2"/>
      <text:p text:style-name="P24"><text:span text:style-name="T8">1</text:span>.<text:span text:style-name="T1">2</text:span> <text:s text:c="2"/><text:span text:style-name="T8">วัตถุประสงค์</text:span></text:p>
      <text:p text:style-name="P5"><text:s text:c="10"/><text:span text:style-name="T12">เพื่อให้ผู้ใช้งานได้ค้นหาสินค้าลดราคาจากเว็บไซต์ต่างๆที่ทางพัฒนาได้จัดเตรียมไว้ รวมทั้งเปรียบเทียบราคาสินค้ากำหนดช่วงราคาสินค้า และเลือกซื้อสินค้าตามหมวดหมู่ เพื่อเป็นข้อมูลในการตัดสินใจในการเลือกซื้อสินค้าของผู้ใช้งาน</text:span></text:p>
      <text:p text:style-name="P21"><text:s/></text:p>
      <text:p text:style-name="P25"><text:span text:style-name="T8">1</text:span>.<text:span text:style-name="T2">3</text:span> <text:s text:c="2"/><text:span text:style-name="T8">ประโยชน์ที่คาดว่าจะได้รับ</text:span></text:p>
      <text:p text:style-name="P11"><text:s text:c="9"/>1.3.1 <text:s/>ลดระยะเวลาค้นหาข<text:span text:style-name="T21">้อ</text:span>มูลสินค้าลดราคาตามเว็บไซ<text:span text:style-name="T21">ต์</text:span>ต่างๆ</text:p>
      <text:p text:style-name="P10"><text:s text:c="9"/>1.3.2 <text:s/>สามารถเปรียบเทียบราคาสินค้าจากเว็บไซ<text:span text:style-name="T21">ต์</text:span>ตามที่ระบบกำหนดไว้</text:p>
      <text:p text:style-name="P10"><text:s text:c="9"/>1.3.3 <text:s/>เพื่อเป็นข้อมูลในการตัดสินใจในการเลือกซื้อสินค้าลดราคา</text:p>
      <text:p text:style-name="P9"/>
      <text:p text:style-name="P26"><text:span text:style-name="T8">1</text:span>.<text:span text:style-name="T3">4</text:span> <text:s text:c="2"/><text:span text:style-name="T8">ระเบียบวิธีการดำเนินงาน</text:span></text:p>
      <text:p text:style-name="P22"><text:s text:c="9"/>1.4.1 <text:s/>ศึกษาการเข้าถึงข้อมูลเว็บไซ<text:span text:style-name="T21">ต์</text:span> (web scrapping) และเทคโนโลยีที่เกี่ยวข้อง</text:p>
      <text:p text:style-name="P12"><text:s text:c="9"/>1.4.2 <text:s/>นำเสนอหัวข้อโครงงานกับอาจารย์ที่ปรึกษา</text:p>
      <text:p text:style-name="P12"><text:s text:c="9"/>1.4.3 <text:s/>ออกแบบระบบ</text:p>
      <text:p text:style-name="P12"><text:s text:c="9"/>1.4.4 <text:s/>พัฒนาระบบ</text:p>
      <text:p text:style-name="P12"><text:s text:c="9"/>1.4.5 <text:s/>ทดสอบระบบ</text:p>
      <text:p text:style-name="P12"><text:s text:c="9"/>1.4.6 <text:s/>แก<text:span text:style-name="T13">้ไ</text:span>ขข้อผิดพลาดของระบบ</text:p>
      <text:p text:style-name="P12"><text:s text:c="9"/>1.4.7 <text:s/>จัดทำเอกสารคู่มือการใช้งานของระบบ</text:p>
      <text:p text:style-name="P29"/>
      <text:p text:style-name="P3"><text:soft-page-break/><text:span text:style-name="T15">1</text:span><text:span text:style-name="T14">.</text:span><text:span text:style-name="T16">5</text:span><text:span text:style-name="T14"> <text:s text:c="2"/></text:span><text:span text:style-name="T15">ขอบเขตของการดำเนินงาน</text:span></text:p>
      <text:p text:style-name="P4"><text:s text:c="9"/><text:span text:style-name="T18">1.5.1 <text:s/>ผู้ดูแลระบบ</text:span></text:p>
      <text:p text:style-name="P13"><text:s text:c="18"/>- สามารถเข้าสู่ระบบและออกจากระบบได้</text:p>
      <text:p text:style-name="P13"><text:s text:c="18"/>- สามารถเพิ่ม แก้ไข ลบ ชื่อเว็บไซ<text:span text:style-name="T21">ต์</text:span>ได้</text:p>
      <text:p text:style-name="P13"><text:s text:c="18"/>- สามารถเพิ่ม แก้ไข ลบ การตั้งเวลาทำงานของ web scrapping ได้</text:p>
      <text:p text:style-name="P15"><text:s text:c="18"/>- สามารถเพิ่ม แก้ไข ลบ ผู้ดูแลระบบ และผู้ช่วยผู้ดูแลระบบได้</text:p>
      <text:p text:style-name="P15"><text:s text:c="18"/>- สามารถเพิ่ม แก้ไข ลบ การจัดการสลับฐานข้อมูลได้</text:p>
      <text:p text:style-name="P15"><text:s text:c="18"/>- สามารถเรียกดู Log จากผู้ใช้งานระบบได้</text:p>
      <text:p text:style-name="P16"><text:s text:c="18"/>- สามารถค้นหาสินค้าลดราคา และเลือกซื้อสินค้าลดราคาตามหมวดหมู่ได้</text:p>
      <text:p text:style-name="P19"><text:s text:c="9"/><text:span text:style-name="T18">1.5.2 <text:s/></text:span>ผู้ช่วยผู้ดูแลระบบ</text:p>
      <text:p text:style-name="P14"><text:s text:c="18"/>- สามารถเข้าสู่ระบบและออกจากระบบได้</text:p>
      <text:p text:style-name="P19"><text:s text:c="18"/>- สามารถแก้ไขการทำงานของเว็บ</text:p>
      <text:p text:style-name="P19"><text:s text:c="18"/>- สามารถแก้ไข การตั้งเวลาทำงานของ web scrapping ได้</text:p>
      <text:p text:style-name="P19"><text:s text:c="18"/>- สามารถแก้ไขข้อมูลส่วนตัวได้</text:p>
      <text:p text:style-name="P17"><text:s text:c="18"/>- สามารถค้นหาสินค้าลดราคา และเลือกซื้อสินค้าลดราคาตามหมวดหมู่ได้</text:p>
      <text:p text:style-name="P19"><text:s text:c="9"/><text:span text:style-name="T18">1.5.3 <text:s/></text:span>ผู้ใช้งาน</text:p>
      <text:p text:style-name="P18"><text:s text:c="18"/>- สามารถค้นหาสินค้าลดราคา และเลือกซื้อสินค้าลดราคาตามหมวดหมู่ได้</text:p>
      <text:p text:style-name="P4"/>
      <text:p text:style-name="P27"><text:span text:style-name="T9">1</text:span>.<text:span text:style-name="T4">6</text:span> <text:s text:c="2"/><text:span text:style-name="T9">ทรัพยากร หรือ เครื่องมือในการวิจัย หรือ ในการพัฒนา</text:span></text:p>
      <text:p text:style-name="P6"><text:s text:c="9"/><text:span text:style-name="T19">1.6.1 <text:s/>คอมพิวเตอร์ส่วนบุคคล</text:span></text:p>
      <text:p text:style-name="P20"><text:s text:c="9"/><text:span text:style-name="T19">1.6.2 <text:s/></text:span>ระบบปฏิบัติการ Ubuntu 18.04 LTS</text:p>
      <text:p text:style-name="P20"><text:span text:style-name="T19"><text:s text:c="9"/>1.6.3 <text:s/></text:span>โปรแกรม docker</text:p>
      <text:p text:style-name="P20"><text:span text:style-name="T19"><text:s text:c="9"/>1.6.4 <text:s/></text:span>โปรแกรม Eclipse</text:p>
      <text:p text:style-name="P20"><text:span text:style-name="T19"><text:s text:c="9"/>1.6.5 <text:s/></text:span>โปรแกรม Virtual Studio Code</text:p>
      <text:p text:style-name="P20"><text:span text:style-name="T19"><text:s text:c="9"/>1.6.6 <text:s/></text:span>โปรแกรม Postman</text:p>
      <text:p text:style-name="P20"><text:span text:style-name="T19"><text:s text:c="9"/>1.6.7 <text:s/></text:span>โปรแกรม MySQL Workbench</text:p>
      <text:p text:style-name="P20"><text:span text:style-name="T19"><text:s text:c="9"/>1.6.8 <text:s/></text:span>Elasticsearch </text:p>
      <text:p text:style-name="P20"><text:span text:style-name="T19"><text:s text:c="9"/>1.6.9 <text:s/></text:span>Redis</text:p>
      <text:p text:style-name="P20"><text:span text:style-name="T19"><text:s text:c="9"/>1.6.10 <text:s/></text:span>Mariadb</text:p>
      <text:p text:style-name="P3"/>
      <text:p text:style-name="P3"/>
      <text:p text:style-name="P3"/>
      <text:p text:style-name="P3"/>
      <text:p text:style-name="P43"><text:soft-page-break/><text:span text:style-name="T9">1</text:span>.<text:span text:style-name="T5">7</text:span> <text:s text:c="2"/><text:span text:style-name="T9">แผนการดำเนินงาน</text:span></text:p>
      <text:p text:style-name="P44"><text:s text:c="7"/><text:span text:style-name="T23">ระยะการดำเนินการ</text:span></text:p>
      <text:p text:style-name="P45"><text:span text:style-name="T22"><text:s text:c="13"/>วันที่ 1 มีนาคม 2563 ถึง วันที่ 31 สิงหาคม 2563</text:span></text:p>
      <text:p text:style-name="P43"><text:span text:style-name="T24"><text:s text:c="8"/></text:span><text:span text:style-name="T23">ขั้นตอน</text:span> <text:s text:c="3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9"/>
        <table:table-column table:style-name="Table2.L"/>
        <table:table-column table:style-name="Table2.C" table:number-columns-repeated="10"/>
        <table:table-column table:style-name="Table2.L"/>
        <table:table-column table:style-name="Table2.C" table:number-columns-repeated="2"/>
        <table:table-column table:style-name="Table2.Z"/>
        <table:table-row>
          <table:table-cell table:style-name="Table2.A1" table:number-rows-spanned="3" office:value-type="string">
            <text:p text:style-name="P33"><draw:custom-shape text:anchor-type="paragraph" draw:z-index="3" draw:name="Shape1" draw:style-name="gr4" draw:text-style-name="P55" svg:width="0.1894in" svg:height="0.1059in" svg:x="4.7425in" svg:y="2.14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1" draw:style-name="gr1" draw:text-style-name="P55" svg:width="0.4488in" svg:height="0.1059in" svg:x="2.7319in" svg:y="1.01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40">ลำดับ</text:p>
          </table:table-cell>
          <table:table-cell table:style-name="Table2.A1" table:number-rows-spanned="3" office:value-type="string">
            <text:p text:style-name="P33"/>
            <text:p text:style-name="P41">ขั้นตอนการดำเนินงาน</text:p>
          </table:table-cell>
          <table:table-cell table:style-name="Table2.C1" table:number-columns-spanned="24" office:value-type="string">
            <text:p text:style-name="P36">256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table:number-columns-spanned="4" office:value-type="string">
            <text:p text:style-name="P39">มีนาคม</text:p>
          </table:table-cell>
          <table:covered-table-cell/>
          <table:covered-table-cell/>
          <table:covered-table-cell/>
          <table:table-cell table:style-name="Table2.C2" table:number-columns-spanned="4" office:value-type="string">
            <text:p text:style-name="P39">เมษายน</text:p>
          </table:table-cell>
          <table:covered-table-cell/>
          <table:covered-table-cell/>
          <table:covered-table-cell/>
          <table:table-cell table:style-name="Table2.C2" table:number-columns-spanned="4" office:value-type="string">
            <text:p text:style-name="P39">พฤษภาคม</text:p>
          </table:table-cell>
          <table:covered-table-cell/>
          <table:covered-table-cell/>
          <table:covered-table-cell/>
          <table:table-cell table:style-name="Table2.C2" table:number-columns-spanned="4" office:value-type="string">
            <text:p text:style-name="P39">มิถุนายน</text:p>
          </table:table-cell>
          <table:covered-table-cell/>
          <table:covered-table-cell/>
          <table:covered-table-cell/>
          <table:table-cell table:style-name="Table2.C2" table:number-columns-spanned="4" office:value-type="string">
            <text:p text:style-name="P39">กรก<text:span text:style-name="T17">ฎา</text:span>คม</text:p>
          </table:table-cell>
          <table:covered-table-cell/>
          <table:covered-table-cell/>
          <table:covered-table-cell/>
          <table:table-cell table:style-name="Table2.W2" table:number-columns-spanned="4" office:value-type="string">
            <text:p text:style-name="P39">สิงหาคม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37">1</text:p>
          </table:table-cell>
          <table:table-cell table:style-name="Table2.C2" office:value-type="string">
            <text:p text:style-name="P37">2</text:p>
          </table:table-cell>
          <table:table-cell table:style-name="Table2.C2" office:value-type="string">
            <text:p text:style-name="P37">3</text:p>
          </table:table-cell>
          <table:table-cell table:style-name="Table2.C2" office:value-type="string">
            <text:p text:style-name="P37">4</text:p>
          </table:table-cell>
          <table:table-cell table:style-name="Table2.C2" office:value-type="string">
            <text:p text:style-name="P38">1</text:p>
          </table:table-cell>
          <table:table-cell table:style-name="Table2.C2" office:value-type="string">
            <text:p text:style-name="P38">2</text:p>
          </table:table-cell>
          <table:table-cell table:style-name="Table2.C2" office:value-type="string">
            <text:p text:style-name="P38">3</text:p>
          </table:table-cell>
          <table:table-cell table:style-name="Table2.C2" office:value-type="string">
            <text:p text:style-name="P38">4</text:p>
          </table:table-cell>
          <table:table-cell table:style-name="Table2.C2" office:value-type="string">
            <text:p text:style-name="P38">1</text:p>
          </table:table-cell>
          <table:table-cell table:style-name="Table2.C2" office:value-type="string">
            <text:p text:style-name="P38">2</text:p>
          </table:table-cell>
          <table:table-cell table:style-name="Table2.C2" office:value-type="string">
            <text:p text:style-name="P38">3</text:p>
          </table:table-cell>
          <table:table-cell table:style-name="Table2.C2" office:value-type="string">
            <text:p text:style-name="P38">4</text:p>
          </table:table-cell>
          <table:table-cell table:style-name="Table2.C2" office:value-type="string">
            <text:p text:style-name="P38">1</text:p>
          </table:table-cell>
          <table:table-cell table:style-name="Table2.C2" office:value-type="string">
            <text:p text:style-name="P38">2</text:p>
          </table:table-cell>
          <table:table-cell table:style-name="Table2.C2" office:value-type="string">
            <text:p text:style-name="P38">3</text:p>
          </table:table-cell>
          <table:table-cell table:style-name="Table2.C2" office:value-type="string">
            <text:p text:style-name="P38">4</text:p>
          </table:table-cell>
          <table:table-cell table:style-name="Table2.C2" office:value-type="string">
            <text:p text:style-name="P38">1</text:p>
          </table:table-cell>
          <table:table-cell table:style-name="Table2.C2" office:value-type="string">
            <text:p text:style-name="P38">2</text:p>
          </table:table-cell>
          <table:table-cell table:style-name="Table2.C2" office:value-type="string">
            <text:p text:style-name="P38">3</text:p>
          </table:table-cell>
          <table:table-cell table:style-name="Table2.C2" office:value-type="string">
            <text:p text:style-name="P38">4</text:p>
          </table:table-cell>
          <table:table-cell table:style-name="Table2.C2" office:value-type="string">
            <text:p text:style-name="P38">1</text:p>
          </table:table-cell>
          <table:table-cell table:style-name="Table2.C2" office:value-type="string">
            <text:p text:style-name="P38">2</text:p>
          </table:table-cell>
          <table:table-cell table:style-name="Table2.C2" office:value-type="string">
            <text:p text:style-name="P38">3</text:p>
          </table:table-cell>
          <table:table-cell table:style-name="Table2.W2" office:value-type="string">
            <text:p text:style-name="P38">4</text:p>
          </table:table-cell>
        </table:table-row>
        <table:table-row table:style-name="Table2.4">
          <table:table-cell table:style-name="Table2.C2" office:value-type="string">
            <text:p text:style-name="P41"><draw:custom-shape text:anchor-type="paragraph" draw:z-index="1" draw:name="Shape1" draw:style-name="gr2" svg:width="0.4933in" svg:height="0.1043in" svg:x="3.2181in" svg:y="0.6492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1</text:p>
          </table:table-cell>
          <table:table-cell table:style-name="Table2.C2" office:value-type="string">
            <text:p text:style-name="P40">ศึกษาการเข้าถึงข้อมูลเว็บไซ<text:span text:style-name="T20">ต์</text:span> (web scrapping) และเทคโนโลยีที่เกี่ยวข้อง</text:p>
          </table:table-cell>
          <table:table-cell table:style-name="Table2.C4" office:value-type="string">
            <text:p text:style-name="P48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  <table:table-row>
          <table:table-cell table:style-name="Table2.C2" office:value-type="string">
            <text:p text:style-name="P41">2</text:p>
          </table:table-cell>
          <table:table-cell table:style-name="Table2.C2" office:value-type="string">
            <text:p text:style-name="P40">ออกแบบระบบ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  <table:table-row>
          <table:table-cell table:style-name="Table2.C2" office:value-type="string">
            <text:p text:style-name="P41"><draw:custom-shape text:anchor-type="paragraph" draw:z-index="2" draw:name="Shape1" draw:style-name="gr3" draw:text-style-name="P55" svg:width="0.9386in" svg:height="0.1114in" svg:x="3.7217in" svg:y="0.0634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3</text:p>
          </table:table-cell>
          <table:table-cell table:style-name="Table2.C2" office:value-type="string">
            <text:p text:style-name="P40">พัฒนาระบบ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  <table:table-row>
          <table:table-cell table:style-name="Table2.C2" office:value-type="string">
            <text:p text:style-name="P41">4</text:p>
          </table:table-cell>
          <table:table-cell table:style-name="Table2.C2" office:value-type="string">
            <text:p text:style-name="P40">ทดสอบระบบ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  <table:table-row>
          <table:table-cell table:style-name="Table2.C2" office:value-type="string">
            <text:p text:style-name="P41">5</text:p>
          </table:table-cell>
          <table:table-cell table:style-name="Table2.C2" office:value-type="string">
            <text:p text:style-name="P40">แก้ไขข้อผิดพลาดของระบบ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><draw:custom-shape text:anchor-type="paragraph" draw:z-index="5" draw:name="Shape1" draw:style-name="gr5" svg:width="0.313in" svg:height="0.1043in" svg:x="0.0043in" svg:y="0.0957in"><text:p/>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  <table:table-row>
          <table:table-cell table:style-name="Table2.C2" office:value-type="string">
            <text:p text:style-name="P41"><draw:custom-shape text:anchor-type="paragraph" draw:z-index="4" draw:name="Shape1" draw:style-name="gr5" svg:width="0.313in" svg:height="0.1043in" svg:x="5.3673in" svg:y="0.0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</text:p>
          </table:table-cell>
          <table:table-cell table:style-name="Table2.C2" office:value-type="string">
            <text:p text:style-name="P40">จัดทำคู่มือเอกสารการใช้งานของระบบ</text:p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C2" office:value-type="string">
            <text:p text:style-name="P33"/>
          </table:table-cell>
          <table:table-cell table:style-name="Table2.W2" office:value-type="string">
            <text:p text:style-name="P33"/>
          </table:table-cell>
        </table:table-row>
      </table:table>
      <text:p text:style-name="P7"><text:s text:c="4"/></text:p>
      <text:p text:style-name="P7"/>
      <text:p text:style-name="P28"><text:span text:style-name="T10">1</text:span>.<text:span text:style-name="T6">8</text:span> <text:s text:c="2"/><text:span text:style-name="T10">งบประมาณที่ใช้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รายการ</text:p>
          </table:table-cell>
          <table:table-cell table:style-name="Table1.B1" office:value-type="string">
            <text:p text:style-name="P35">จำนวนเงิน</text:p>
          </table:table-cell>
        </table:table-row>
        <table:table-row>
          <table:table-cell table:style-name="Table1.A2" office:value-type="string">
            <text:p text:style-name="P52"><text:span text:style-name="T27">Cloud server </text:span><text:span text:style-name="Strong_20_Emphasis"><text:span text:style-name="T25">Digital Ocean</text:span></text:span><text:span text:style-name="T27"> </text:span>Memory 4GB , vCPUs 2vCPUs , <text:s/>SSD Disk 80GB</text:p>
          </table:table-cell>
          <table:table-cell table:style-name="Table1.B2" office:value-type="string">
            <text:p text:style-name="P53"><text:span text:style-name="T28">$20 / month (622 บาท / เดือน) </text:span></text:p>
          </table:table-cell>
        </table:table-row>
        <table:table-row>
          <table:table-cell table:style-name="Table1.A2" office:value-type="string">
            <text:p text:style-name="P34">Ubuntu Server</text:p>
          </table:table-cell>
          <table:table-cell table:style-name="Table1.B2" office:value-type="string">
            <text:p text:style-name="P50">free</text:p>
          </table:table-cell>
        </table:table-row>
        <table:table-row>
          <table:table-cell table:style-name="Table1.A2" office:value-type="string">
            <text:p text:style-name="P54">ค่าใช้จ่ายแอพพลิเคชั่นขึ้น playstore</text:p>
          </table:table-cell>
          <table:table-cell table:style-name="Table1.B2" office:value-type="string">
            <text:p text:style-name="P51"><text:span text:style-name="T28">$25 (777.25 บาท)</text:span></text:p>
          </table:table-cell>
        </table:table-row>
      </table:table>
      <text:p text:style-name="P8"/>
      <text:h text:style-name="P47" text:outline-level="2"/>
      <text:p text:style-name="P3"/>
      <text:p text:style-name="P3"/>
      <text:p text:style-name="P3"/>
      <text:p text:style-name="P3"><text:soft-page-break/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80e17f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 text:page-adjust="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8-12T00:10:15.822610612</dc:date>
    <meta:editing-duration>PT4H13M33S</meta:editing-duration>
    <meta:editing-cycles>84</meta:editing-cycles>
    <meta:generator>LibreOffice/6.0.7.3$Linux_X86_64 LibreOffice_project/00m0$Build-3</meta:generator>
    <meta:document-statistic meta:table-count="2" meta:image-count="0" meta:object-count="0" meta:page-count="4" meta:paragraph-count="108" meta:word-count="668" meta:character-count="2946" meta:non-whitespace-character-count="2261"/>
  </office:meta>
</office:document-meta>
</file>